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: Marketplace</text:h>
      <text:h text:style-name="Heading_20_2" text:outline-level="2">UseCase: Seller submits offer</text:h>
      <text:p text:style-name="Standard">Scope: Marketplace</text:p>
      <text:p text:style-name="Standard">SuD: Marketplace Information System</text:p>
      <text:p text:style-name="Standard">Primary actor: Seller</text:p>
      <text:p text:style-name="Standard">Supporting actor: Trade Commission</text:p>
      <text:p text:style-name="Standard"/>
      <text:p text:style-name="Standard">Main success scenario specification: </text:p>
      <text:p text:style-name="Standard"><text:s text:c="3"/>1. Seller submits item description</text:p>
      <text:p text:style-name="Standard"><text:s text:c="3"/>2. System validates the description</text:p>
      <text:p text:style-name="Standard"><text:s text:c="3"/>3. Seller adjusts/enters price and enters contact and billing information</text:p>
      <text:p text:style-name="Standard"><text:s text:c="3"/>4. System validates the seller's contact information</text:p>
      <text:p text:style-name="Standard"><text:s text:c="3"/>5. System verifies the seller's history to permit the seller to operate</text:p>
      <text:p text:style-name="Standard"><text:s text:c="3"/>6. System validates the whole offer with the Trade Commission</text:p>
      <text:p text:style-name="Standard"><text:s text:c="3"/>7. System lists the offer in published offers</text:p>
      <text:p text:style-name="Standard"><text:s text:c="3"/>8. System responds with an uniquely identified authorization number</text:p>
      <text:p text:style-name="Standard"/>
      <text:p text:style-name="Standard">Extensions: </text:p>
      <text:p text:style-name="Standard"><text:s text:c="3"/>2a. Item not valid</text:p>
      <text:p text:style-name="Standard"><text:s text:c="6"/>2a1. Use case aborted</text:p>
      <text:p text:style-name="Standard"><text:s text:c="3"/>5a. Seller's history inappropriate</text:p>
      <text:p text:style-name="Standard"><text:s text:c="6"/>5a1. Use case aborted</text:p>
      <text:p text:style-name="Standard"><text:s text:c="3"/>6a. Trade commission rejects the offer</text:p>
      <text:p text:style-name="Standard"/>
      <text:p text:style-name="Standard">Sub-variations: </text:p>
      <text:p text:style-name="Standard"><text:s text:c="3"/>2b. Price assessment available</text:p>
      <text:p text:style-name="Standard"><text:s text:c="6"/>2b1. System provides the seller with a prise assessment</text:p>
      <text:h text:style-name="Heading_20_2" text:outline-level="2">UseCase: Buyer searches for an offer</text:h>
      <text:p text:style-name="Standard">Scope: Marketplace</text:p>
      <text:p text:style-name="Standard">SuD: Marketplace Information System</text:p>
      <text:p text:style-name="Standard">Primary actor: Buyer</text:p>
      <text:p text:style-name="Standard"/>
      <text:p text:style-name="Standard">Main success scenario specification: </text:p>
      <text:p text:style-name="Standard"><text:s text:c="3"/>1. Buyer enters basic search criteria</text:p>
      <text:p text:style-name="Standard"><text:s text:c="3"/>2. System responds with the list of matches</text:p>
      <text:p text:style-name="Standard"><text:s text:c="3"/>3. Buyer requests the complete listing of a selected offer</text:p>
      <text:p text:style-name="Standard"><text:s text:c="3"/>4. System responds with the requested information</text:p>
      <text:p text:style-name="Standard"/>
      <text:p text:style-name="Standard">Extensions: </text:p>
      <text:p text:style-name="Standard"><text:s text:c="3"/>2a. No matches found</text:p>
      <text:p text:style-name="Standard"><text:s text:c="6"/>2a1. Use case aborted</text:p>
      <text:p text:style-name="Standard"/>
      <text:p text:style-name="Standard">Sub-variations: </text:p>
      <text:p text:style-name="Standard"><text:s text:c="3"/>2b. The amount of matches is too high</text:p>
      <text:p text:style-name="Standard"><text:s text:c="6"/>2b1. Buyer narrows the search results with additional criteria</text:p>
      <text:h text:style-name="Heading_20_2" text:outline-level="2"><text:soft-page-break/>UseCase: Buyer buys a selected item</text:h>
      <text:p text:style-name="Standard">Scope: Marketplace</text:p>
      <text:p text:style-name="Standard">SuD: Marketplace Information System</text:p>
      <text:p text:style-name="Standard">Primary actor: Buyer</text:p>
      <text:p text:style-name="Standard">Supporting actor: Seller</text:p>
      <text:p text:style-name="Standard">Supporting actor: Credit Verification Agency</text:p>
      <text:p text:style-name="Standard"/>
      <text:p text:style-name="Standard">Main success scenario specification: </text:p>
      <text:p text:style-name="Standard"><text:s text:c="3"/>1. Buyer chooses to accept a selected offer</text:p>
      <text:p text:style-name="Standard"><text:s text:c="3"/>2. System validates the offer</text:p>
      <text:p text:style-name="Standard"><text:s text:c="3"/>3. User enters billing information, select a payment method and provides the payment details</text:p>
      <text:p text:style-name="Standard"><text:s text:c="3"/>4. System validates the buyer's information with the Credit Verification Agency</text:p>
      <text:p text:style-name="Standard"><text:s text:c="3"/>5. System performs the sale</text:p>
      <text:p text:style-name="Standard"><text:s text:c="3"/>6. System informs the seller that the offer has been accepted and provides the shipping information</text:p>
      <text:p text:style-name="Standard"><text:s text:c="3"/>7. System transfers the payment to the sellers account</text:p>
      <text:p text:style-name="Standard"><text:s text:c="3"/>8. System responds to the buyer with an uniquely identified authorization number</text:p>
      <text:p text:style-name="Standard"/>
      <text:p text:style-name="Standard">Extensions: </text:p>
      <text:p text:style-name="Standard"><text:s text:c="3"/>2a. Offer is not valid</text:p>
      <text:h text:style-name="Heading_20_2" text:outline-level="2">UseCase: Seller cancels an offer</text:h>
      <text:p text:style-name="Standard">Scope: Marketplace</text:p>
      <text:p text:style-name="Standard">SuD: Marketplace Information System</text:p>
      <text:p text:style-name="Standard">Primary actor: Seller</text:p>
      <text:p text:style-name="Standard"/>
      <text:p text:style-name="Standard">Main success scenario specification: </text:p>
      <text:p text:style-name="Standard"><text:s text:c="3"/>1. Seller locates a previously submitted offer</text:p>
      <text:p text:style-name="Standard"><text:s text:c="3"/>2. Seller requests the system to cancel the offer</text:p>
      <text:p text:style-name="Standard"><text:s text:c="3"/>3. System responds with a request for the seller to prove identity</text:p>
      <text:p text:style-name="Standard"><text:s text:c="3"/>4. Seller responds with the authorization number obtained when the offer was submitted</text:p>
      <text:p text:style-name="Standard"><text:s text:c="3"/>5. System validates the request and seller's identity</text:p>
      <text:p text:style-name="Standard"><text:s text:c="3"/>6. System removes the offer</text:p>
      <text:p text:style-name="Standard"/>
      <text:p text:style-name="Standard">Extensions: </text:p>
      <text:p text:style-name="Standard"><text:s text:c="3"/>4a. Seller cannot provide the authorization number</text:p>
      <text:p text:style-name="Standard"><text:s text:c="6"/>4a1. Use case is aborted</text:p>
      <text:p text:style-name="Standard"><text:s text:c="3"/>5a. Authorization number is not valid</text:p>
      <text:h text:style-name="Heading_20_2" text:outline-level="2">UseCase: Seller checks on the status of an offer</text:h>
      <text:p text:style-name="Standard">Scope: Marketplace</text:p>
      <text:p text:style-name="Standard">SuD: Marketplace Information System</text:p>
      <text:p text:style-name="Standard">Primary actor: Seller</text:p>
      <text:p text:style-name="Standard"/>
      <text:p text:style-name="Standard">Main success scenario specification: </text:p>
      <text:p text:style-name="Standard"><text:s text:c="3"/>1. Seller locates a previously submitted offer</text:p>
      <text:p text:style-name="Standard"><text:s text:c="3"/>2. Seller requests the system to provide status of the offer</text:p>
      <text:p text:style-name="Standard"><text:s text:c="3"/>3. System responds with a request for the seller to prove identity</text:p>
      <text:p text:style-name="Standard"><text:s text:c="3"/>4. Seller responds with the authorization number submitted returned when the offer was submitted</text:p>
      <text:p text:style-name="Standard"><text:s text:c="3"/>5. System validates the request and seller's identiy</text:p>
      <text:p text:style-name="Standard"><text:s text:c="3"/>6. System returns the status of the offer</text:p>
      <text:p text:style-name="Standard"><text:soft-page-break/></text:p>
      <text:p text:style-name="Standard">Extensions: </text:p>
      <text:p text:style-name="Standard"><text:s text:c="3"/>4a. Seller cannot provide the authorization number</text:p>
      <text:p text:style-name="Standard"><text:s text:c="6"/>4a1. Use case is aborted</text:p>
      <text:p text:style-name="Standard"><text:s text:c="3"/>5a. Authorization number is not valid</text:p>
      <text:h text:style-name="Heading_20_2" text:outline-level="2">UseCase: Seller updates an offer</text:h>
      <text:p text:style-name="Standard">Scope: Marketplace</text:p>
      <text:p text:style-name="Standard">SuD: Marketplace Information System</text:p>
      <text:p text:style-name="Standard">Primary actor: Seller</text:p>
      <text:p text:style-name="Standard"/>
      <text:p text:style-name="Standard">Main success scenario specification: </text:p>
      <text:p text:style-name="Standard"><text:s text:c="3"/>1. Seller locates a previously submitted offer</text:p>
      <text:p text:style-name="Standard"><text:s text:c="3"/>2. Seller requests the system to update the offer, providing new details (e.g., price)</text:p>
      <text:p text:style-name="Standard"><text:s text:c="3"/>3. System responds with a request for the seller to prove identity</text:p>
      <text:p text:style-name="Standard"><text:s text:c="3"/>4. Seller responds with the authorization number returned when the offer was submitted</text:p>
      <text:p text:style-name="Standard"><text:s text:c="3"/>5. System validates the request and seller's identity</text:p>
      <text:p text:style-name="Standard"><text:s text:c="3"/>6. System updates the offer</text:p>
      <text:p text:style-name="Standard"/>
      <text:p text:style-name="Standard">Extensions: </text:p>
      <text:p text:style-name="Standard"><text:s text:c="3"/>4a. Seller cannot provide the authorization number</text:p>
      <text:p text:style-name="Standard"><text:s text:c="6"/>4a1. Use case is aborted</text:p>
      <text:p text:style-name="Standard"><text:s text:c="3"/>5a. Authorization number is not valid</text:p>
      <text:h text:style-name="Heading_20_2" text:outline-level="2">UseCase: Buyer makes a purchase</text:h>
      <text:p text:style-name="Standard">Scope: Marketplace</text:p>
      <text:p text:style-name="Standard">SuD: Marketplace Information System</text:p>
      <text:p text:style-name="Standard">Primary actor: Buyer</text:p>
      <text:p text:style-name="Standard">Supporting actor: Seller</text:p>
      <text:p text:style-name="Standard">Supporting actor: Credit Verification Agency</text:p>
      <text:p text:style-name="Standard"/>
      <text:p text:style-name="Standard">Main success scenario specification: </text:p>
      <text:p text:style-name="Standard"><text:s text:c="3"/>1. Buyer searches for an offer</text:p>
      <text:p text:style-name="Standard"><text:s text:c="3"/>2. Buyer buys a selected item</text:p>
      <text:p text:style-name="Standard"/>
      <text:p text:style-name="Standard">Extensions: </text:p>
      <text:p text:style-name="Standard"><text:s text:c="3"/>1a. The Buyer did not find any matching offer</text:p>
      <text:p text:style-name="Standard"><text:s text:c="6"/>1a1. Use case aborted</text:p>
      <text:p text:style-name="Standard"/>
      <text:p text:style-name="Standard">Sub-variations: </text:p>
      <text:p text:style-name="Standard"><text:s text:c="3"/>1b. The Buyer decides not to accept the offer</text:p>
      <text:h text:style-name="Heading_20_2" text:outline-level="2">UseCase: Clerk submits an offer on behalf of a Seller</text:h>
      <text:p text:style-name="Standard">Scope: Marketplace</text:p>
      <text:p text:style-name="Standard">SuD: Computer System</text:p>
      <text:p text:style-name="Standard">Primary actor: Clerk</text:p>
      <text:p text:style-name="Standard">Supporting actor: Trade Commission</text:p>
      <text:p text:style-name="Standard">Supporting actor: Supervisor</text:p>
      <text:p text:style-name="Standard">Supporting actor: Seller</text:p>
      <text:p text:style-name="Standard"/>
      <text:p text:style-name="Standard">Main success scenario specification: </text:p>
      <text:p text:style-name="Standard"><text:soft-page-break/><text:s text:c="3"/>1. Clerk submits information describing an item</text:p>
      <text:p text:style-name="Standard"><text:s text:c="3"/>2. System validates the description</text:p>
      <text:p text:style-name="Standard"><text:s text:c="3"/>3. Clerk adjusts/enters price and enters seller's contact and billing information</text:p>
      <text:p text:style-name="Standard"><text:s text:c="3"/>4. System validates the seller's contact information</text:p>
      <text:p text:style-name="Standard"><text:s text:c="3"/>5. System asks the Supervisor to validate the seller</text:p>
      <text:p text:style-name="Standard"><text:s text:c="3"/>6. Supervisor permits the seller to operate on the marketplace</text:p>
      <text:p text:style-name="Standard"><text:s text:c="3"/>7. System validates the whole offer with the Trade Commission</text:p>
      <text:p text:style-name="Standard"><text:s text:c="3"/>8. System lists the offer in published offers</text:p>
      <text:p text:style-name="Standard"><text:s text:c="3"/>9. System responds with an uniquely identified authorization number</text:p>
      <text:p text:style-name="Standard"/>
      <text:p text:style-name="Standard">Extensions: </text:p>
      <text:p text:style-name="Standard"><text:s text:c="3"/>2a. Validation performed by the system fails</text:p>
      <text:p text:style-name="Standard"><text:s text:c="6"/>2a1. Use case aborted</text:p>
      <text:p text:style-name="Standard"><text:s text:c="3"/>7a. Trade commission rejects the offer</text:p>
      <text:p text:style-name="Standard"><text:s text:c="6"/>7a1. Use case aborted</text:p>
      <text:p text:style-name="Standard"/>
      <text:p text:style-name="Standard">Sub-variations: </text:p>
      <text:p text:style-name="Standard"><text:s text:c="3"/>2b. Price assessment available</text:p>
      <text:p text:style-name="Standard"><text:s text:c="6"/>2b1. System provides the seller with a price assessment</text:p>
      <text:h text:style-name="Heading_20_2" text:outline-level="2">UseCase: Buyer searches for an offer</text:h>
      <text:p text:style-name="Standard">Scope: Marketplace</text:p>
      <text:p text:style-name="Standard">SuD: Computer System</text:p>
      <text:p text:style-name="Standard">Primary actor: Buyer</text:p>
      <text:p text:style-name="Standard"/>
      <text:p text:style-name="Standard">Main success scenario specification: </text:p>
      <text:p text:style-name="Standard"><text:s text:c="3"/>1. Buyer enters basic search criterion</text:p>
      <text:p text:style-name="Standard"><text:s text:c="3"/>2. System responds with the list of matches</text:p>
      <text:p text:style-name="Standard"><text:s text:c="3"/>3. Buyer requests the complete listing of a selected offer</text:p>
      <text:p text:style-name="Standard"><text:s text:c="3"/>4. System responds with the requested information</text:p>
      <text:p text:style-name="Standard"/>
      <text:p text:style-name="Standard">Extensions: </text:p>
      <text:p text:style-name="Standard"><text:s text:c="3"/>2a. No matches found</text:p>
      <text:p text:style-name="Standard"><text:s text:c="6"/>2a1. Use case aborted</text:p>
      <text:p text:style-name="Standard"/>
      <text:p text:style-name="Standard">Sub-variations: </text:p>
      <text:p text:style-name="Standard"><text:s text:c="3"/>2b. The amount of matches is too high</text:p>
      <text:p text:style-name="Standard"><text:s text:c="6"/>2b1. Buyer narrows the search results with additional criteria</text:p>
      <text:h text:style-name="Heading_20_2" text:outline-level="2">UseCase: Clerk buys a selected item on behalf of a Buyer</text:h>
      <text:p text:style-name="Standard">Scope: Marketplace</text:p>
      <text:p text:style-name="Standard">SuD: Computer System</text:p>
      <text:p text:style-name="Standard">Primary actor: Clerk</text:p>
      <text:p text:style-name="Standard">Supporting actor: Seller</text:p>
      <text:p text:style-name="Standard">Supporting actor: Credit Verification Agency</text:p>
      <text:p text:style-name="Standard">Supporting actor: Buyer</text:p>
      <text:p text:style-name="Standard"/>
      <text:p text:style-name="Standard">Main success scenario specification: </text:p>
      <text:p text:style-name="Standard"><text:s text:c="3"/>1. Clerk is contacted by a buyer who has decided to accept a selected offer</text:p>
      <text:p text:style-name="Standard"><text:s text:c="3"/>2. System validates the offer</text:p>
      <text:p text:style-name="Standard"><text:s text:c="3"/>3. Clerk enters billing information, select a payment method and provides the necessary detail</text:p>
      <text:p text:style-name="Standard"><text:soft-page-break/><text:s text:c="3"/>4. System validates this information with a Credit Verification Agency</text:p>
      <text:p text:style-name="Standard"><text:s text:c="3"/>5. System performs the trade</text:p>
      <text:p text:style-name="Standard"><text:s text:c="3"/>6. System informs the seller that the offer has been accepted and provides the shipping information</text:p>
      <text:p text:style-name="Standard"><text:s text:c="3"/>7. System transfers the payment to the sellers account</text:p>
      <text:p text:style-name="Standard"><text:s text:c="3"/>8. System responds to the buyer with an uniquely identified authorization number</text:p>
      <text:p text:style-name="Standard"/>
      <text:p text:style-name="Standard">Extensions: </text:p>
      <text:p text:style-name="Standard"><text:s text:c="3"/>2a. Offer is not valid</text:p>
      <text:p text:style-name="Standard"><text:s text:c="6"/>2a1. Use case abort</text:p>
      <text:h text:style-name="Heading_20_2" text:outline-level="2">UseCase: Seller cancels an offer</text:h>
      <text:p text:style-name="Standard">Scope: Marketplace</text:p>
      <text:p text:style-name="Standard">SuD: Computer System</text:p>
      <text:p text:style-name="Standard">Primary actor: Seller</text:p>
      <text:p text:style-name="Standard"/>
      <text:p text:style-name="Standard">Main success scenario specification: </text:p>
      <text:p text:style-name="Standard"><text:s text:c="3"/>1. Seller locates a previously submitted offer</text:p>
      <text:p text:style-name="Standard"><text:s text:c="3"/>2. Seller requests the system to cancel the offer</text:p>
      <text:p text:style-name="Standard"><text:s text:c="3"/>3. System responds with a request for the seller to prove identity</text:p>
      <text:p text:style-name="Standard"><text:s text:c="3"/>4. Seller responds with the authorization number returned when the offer was submitted</text:p>
      <text:p text:style-name="Standard"><text:s text:c="3"/>5. System validates the request and seller's identity</text:p>
      <text:p text:style-name="Standard"><text:s text:c="3"/>6. System removes the offer</text:p>
      <text:p text:style-name="Standard"/>
      <text:p text:style-name="Standard">Extensions: </text:p>
      <text:p text:style-name="Standard"><text:s text:c="3"/>4a. Seller cannot provide the authorization number</text:p>
      <text:p text:style-name="Standard"><text:s text:c="6"/>4a1. Use case is aborted</text:p>
      <text:p text:style-name="Standard"><text:s text:c="3"/>5a. Authorization number is not valid</text:p>
      <text:p text:style-name="Standard"><text:s text:c="6"/>5a1. Use case is aborted</text:p>
      <text:h text:style-name="Heading_20_2" text:outline-level="2">UseCase: Seller checks on the status of the offer</text:h>
      <text:p text:style-name="Standard">Scope: Marketplace</text:p>
      <text:p text:style-name="Standard">SuD: Computer System</text:p>
      <text:p text:style-name="Standard">Primary actor: Seller</text:p>
      <text:p text:style-name="Standard"/>
      <text:p text:style-name="Standard">Main success scenario specification: </text:p>
      <text:p text:style-name="Standard"><text:s text:c="3"/>1. Seller locates a previously submitted offer</text:p>
      <text:p text:style-name="Standard"><text:s text:c="3"/>2. Seller requests the system to provide status of the offer</text:p>
      <text:p text:style-name="Standard"><text:s text:c="3"/>3. System responds with a request for the seller to prove identity</text:p>
      <text:p text:style-name="Standard"><text:s text:c="3"/>4. Seller responds with the authorization number returned when the offer was submitted</text:p>
      <text:p text:style-name="Standard"><text:s text:c="3"/>5. System validates the request and seller's identity</text:p>
      <text:p text:style-name="Standard"><text:s text:c="3"/>6. System returns the status of the offer</text:p>
      <text:p text:style-name="Standard"/>
      <text:p text:style-name="Standard">Extensions: </text:p>
      <text:p text:style-name="Standard"><text:s text:c="3"/>4a. Seller cannot provide the authorization number</text:p>
      <text:p text:style-name="Standard"><text:s text:c="6"/>4a1. Use case is aborted</text:p>
      <text:p text:style-name="Standard"><text:s text:c="3"/>5a. Authorization number is not valid</text:p>
      <text:p text:style-name="Standard"><text:s text:c="6"/>5a1. Use case aborted</text:p>
      <text:h text:style-name="Heading_20_2" text:outline-level="2">UseCase: Seller updates an offer</text:h>
      <text:p text:style-name="Standard">Scope: Marketplace</text:p>
      <text:p text:style-name="Standard"><text:soft-page-break/>SuD: Computer System</text:p>
      <text:p text:style-name="Standard">Primary actor: Seller</text:p>
      <text:p text:style-name="Standard"/>
      <text:p text:style-name="Standard">Main success scenario specification: </text:p>
      <text:p text:style-name="Standard"><text:s text:c="3"/>1. Seller locates a previously submitted offer</text:p>
      <text:p text:style-name="Standard"><text:s text:c="3"/>2. Seller requests the system to update the offer, providing new details (e.g., price)</text:p>
      <text:p text:style-name="Standard"><text:s text:c="3"/>3. System responds with a request for the seller to prove identity</text:p>
      <text:p text:style-name="Standard"><text:s text:c="3"/>4. Seller responds with the authorization number returned when the offer was submitted</text:p>
      <text:p text:style-name="Standard"><text:s text:c="3"/>5. System validates the request and seller's identity</text:p>
      <text:p text:style-name="Standard"><text:s text:c="3"/>6. System updates the offer</text:p>
      <text:p text:style-name="Standard"/>
      <text:p text:style-name="Standard">Extensions: </text:p>
      <text:p text:style-name="Standard"><text:s text:c="3"/>4a. Seller cannot provide the authorization number</text:p>
      <text:p text:style-name="Standard"><text:s text:c="6"/>4a1. Use case is aborted</text:p>
      <text:p text:style-name="Standard"><text:s text:c="3"/>5a. Authorization number is not valid</text:p>
      <text:p text:style-name="Standard"><text:s text:c="6"/>5a1. Use case aborted</text:p>
      <text:h text:style-name="Heading_20_2" text:outline-level="2">UseCase: Supervisor makes an internal audit</text:h>
      <text:p text:style-name="Standard">Scope: Marketplace</text:p>
      <text:p text:style-name="Standard">SuD: Computer System</text:p>
      <text:p text:style-name="Standard">Primary actor: Supervisor</text:p>
      <text:p text:style-name="Standard"/>
      <text:p text:style-name="Standard">Main success scenario specification: </text:p>
      <text:p text:style-name="Standard"><text:s text:c="3"/>1. Supervisor searches the database of offers for sensitive keywords in item description</text:p>
      <text:p text:style-name="Standard"><text:s text:c="3"/>2. System displays the description of the item</text:p>
      <text:p text:style-name="Standard"><text:s text:c="3"/>3. Supervisor removes the item from the database of currently visible offers</text:p>
      <text:p text:style-name="Standard"/>
      <text:p text:style-name="Standard">Extensions: </text:p>
      <text:p text:style-name="Standard"><text:s text:c="3"/>1a. Supervisor did not find any match</text:p>
      <text:p text:style-name="Standard"><text:s text:c="6"/>1a1. Use case terminates</text:p>
      <text:p text:style-name="Standard"><text:s text:c="3"/>2a. Supervisor did not find any offending items</text:p>
      <text:p text:style-name="Standard"><text:s text:c="6"/>2a1. Use case terminates</text:p>
      <text:h text:style-name="Heading_20_2" text:outline-level="2">UseCase: Seller to Clerk</text:h>
      <text:p text:style-name="Standard">Scope: Marketplace</text:p>
      <text:p text:style-name="Standard">SuD: Clerk</text:p>
      <text:p text:style-name="Standard">Primary actor: Seller</text:p>
      <text:p text:style-name="Standard">Supporting actor: Computer System</text:p>
      <text:p text:style-name="Standard"/>
      <text:p text:style-name="Standard">Main success scenario specification: </text:p>
      <text:p text:style-name="Standard"><text:s text:c="3"/>1. Seller submits item description to the clerk</text:p>
      <text:p text:style-name="Standard"><text:s text:c="3"/>2. Clerk submits the description to the system</text:p>
      <text:p text:style-name="Standard"><text:s text:c="3"/>3. Clerk reports the system response to the seller</text:p>
      <text:p text:style-name="Standard"><text:s text:c="3"/>4. Seller submits the price, billing and contact information to the clerk</text:p>
      <text:p text:style-name="Standard"><text:s text:c="3"/>5. Clerk enters the price, billing and contact information to the system</text:p>
      <text:p text:style-name="Standard"><text:s text:c="3"/>6. Clerk reports the system response to the seller</text:p>
      <text:p text:style-name="Standard"/>
      <text:p text:style-name="Standard">Extensions: </text:p>
      <text:p text:style-name="Standard"><text:s text:c="3"/>2a. Validation performed by the system fails</text:p>
      <text:p text:style-name="Standard"><text:s text:c="6"/>2a1. Use case abort</text:p>
      <text:h text:style-name="Heading_20_2" text:outline-level="2"><text:soft-page-break/>UseCase: Buyer to Clerk</text:h>
      <text:p text:style-name="Standard">Scope: Marketplace</text:p>
      <text:p text:style-name="Standard">SuD: Clerk</text:p>
      <text:p text:style-name="Standard">Primary actor: Buyer</text:p>
      <text:p text:style-name="Standard">Supporting actor: Computer System</text:p>
      <text:p text:style-name="Standard"/>
      <text:p text:style-name="Standard">Main success scenario specification: </text:p>
      <text:p text:style-name="Standard"><text:s text:c="3"/>1. Buyer submits to the clerk a reference to a selected offer</text:p>
      <text:p text:style-name="Standard"><text:s text:c="3"/>2. Clerk submits the reference to the system</text:p>
      <text:p text:style-name="Standard"><text:s text:c="3"/>3. Clerk reports the system response to the seller and requests billing and shipping information, payment method and payment details</text:p>
      <text:p text:style-name="Standard"><text:s text:c="3"/>4. Buyer submits to the clerk the requested billing and shipping information, payment method and payment details</text:p>
      <text:p text:style-name="Standard"><text:s text:c="3"/>5. Clerk enters the billing and shipping information, payment method and payment details</text:p>
      <text:p text:style-name="Standard"><text:s text:c="3"/>6. Clerk reports the system response (with the unique acknowledgment) to the buyer</text:p>
      <text:p text:style-name="Standard"/>
      <text:p text:style-name="Standard">Extensions: </text:p>
      <text:p text:style-name="Standard"><text:s text:c="3"/>4a. System failed to validate the offer</text:p>
      <text:p text:style-name="Standard"><text:s text:c="6"/>4a1. Use case abort</text:p>
      <text:h text:style-name="Heading_20_2" text:outline-level="2">UseCase: Supervisor validates a seller</text:h>
      <text:p text:style-name="Standard">Scope: Marketplace</text:p>
      <text:p text:style-name="Standard">SuD: Supervisor</text:p>
      <text:p text:style-name="Standard">Primary actor: Computer System</text:p>
      <text:p text:style-name="Standard"/>
      <text:p text:style-name="Standard">Main success scenario specification: </text:p>
      <text:p text:style-name="Standard"><text:s text:c="3"/>1. Computer system asks the supervisor to decide on permitting a seller to operate on the marketplace</text:p>
      <text:p text:style-name="Standard"><text:s text:c="3"/>2. Supervisor validates the seller and signals the system to permit the seller to operat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liam Simko</meta:initial-creator>
    <meta:creation-date>2010-12-21T17:29:39</meta:creation-date>
    <meta:document-statistic meta:table-count="0" meta:image-count="0" meta:object-count="0" meta:page-count="7" meta:paragraph-count="272" meta:word-count="1640" meta:character-count="11206"/>
    <dc:date>2010-12-21T17:33:41</dc:date>
    <dc:creator>Viliam Simko</dc:creator>
    <meta:editing-duration>PT00H04M02S</meta:editing-duration>
    <meta:editing-cycles>1</meta:editing-cycles>
    <meta:generator>OpenOffice.org/3.2$Linux OpenOffice.org_project/320m12$Build-9483</meta:generator>
  </office:meta>
</office:document-meta>
</file>